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DejaVuSans-BoldOblique" svg:font-family="DejaVuSans-BoldOblique" style:font-family-generic="swiss"/>
    <style:font-face style:name="DejaVuSansMono" svg:font-family="DejaVuSans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666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ff0000" loext:opacity="100%" style:font-name="Arial" fo:font-size="14pt" style:font-name-asian="Arial1" style:font-size-asian="14pt" style:font-name-complex="Arial1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fo:color="#ff0000" loext:opacity="100%" style:font-name="Arial" fo:font-size="14pt" style:font-name-asian="TimesNewRomanPSMT" style:font-size-asian="14pt" style:font-name-complex="TimesNewRomanPSMT" style:font-size-complex="14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ff" loext:opacity="100%" style:font-name="Arial" fo:font-size="14pt" style:font-name-asian="Arial1" style:font-size-asian="14pt" style:font-name-complex="Arial1" style:font-size-complex="14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ff" loext:opacity="100%" style:font-name="Arial" fo:font-size="14pt" officeooo:rsid="0019fb1e" officeooo:paragraph-rsid="0019fb1e" style:font-name-asian="Arial1" style:font-size-asian="14pt" style:font-name-complex="Arial1" style:font-size-complex="14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ff" loext:opacity="100%" style:font-name="Arial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ff" loext:opacity="100%" style:font-name="Arial" fo:font-size="14pt" fo:font-style="italic" fo:font-weight="bold" style:font-name-asian="DejaVuSans-BoldOblique" style:font-size-asian="14pt" style:font-style-asian="italic" style:font-weight-asian="bold" style:font-name-complex="DejaVuSans-BoldOblique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ff" loext:opacity="100%" style:font-name="Arial" fo:font-size="14pt" fo:font-style="italic" fo:font-weight="normal" style:font-name-asian="DejaVuSans-BoldOblique" style:font-size-asian="14pt" style:font-style-asian="italic" style:font-weight-asian="normal" style:font-name-complex="DejaVuSans-BoldOblique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ff" loext:opacity="100%" style:font-name="Arial" fo:font-size="14pt" fo:font-style="normal" fo:font-weight="normal" style:font-name-asian="DejaVuSans-BoldOblique" style:font-size-asian="14pt" style:font-style-asian="normal" style:font-weight-asian="normal" style:font-name-complex="DejaVuSans-BoldOblique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ff" loext:opacity="100%" style:font-name="Arial" fo:font-size="14pt" fo:font-style="normal" fo:font-weight="normal" fo:background-color="#ffff00" style:font-name-asian="DejaVuSans-BoldOblique" style:font-size-asian="14pt" style:font-style-asian="normal" style:font-weight-asian="normal" style:font-name-complex="DejaVuSans-BoldOblique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800000" loext:opacity="100%" style:font-name="Arial" fo:font-size="14pt" style:font-name-asian="TimesNewRomanPSMT" style:font-size-asian="14pt" style:font-name-complex="TimesNewRomanPSMT" style:font-size-complex="14pt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14pt" officeooo:paragraph-rsid="001b8899" style:font-name-asian="TimesNewRomanPSMT" style:font-size-asian="14pt" style:font-name-complex="TimesNewRomanPSMT" style:font-size-complex="14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14pt" officeooo:paragraph-rsid="0020be75" style:font-name-asian="TimesNewRomanPSMT" style:font-size-asian="14pt" style:font-name-complex="TimesNewRomanPSMT" style:font-size-complex="14pt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314004" loext:opacity="100%" style:font-name="Arial" fo:font-size="14pt" officeooo:rsid="001a7e64" officeooo:paragraph-rsid="001a7e64" style:font-name-asian="Arial1" style:font-size-asian="14pt" style:font-name-complex="Arial1" style:font-size-complex="14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3366" loext:opacity="100%" style:font-name="Arial" fo:font-size="14pt" style:font-name-asian="Arial1" style:font-size-asian="14pt" style:font-name-complex="Arial1" style:font-size-complex="14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3366" loext:opacity="100%" style:font-name="Arial" fo:font-size="14pt" fo:font-style="normal" style:text-underline-style="none" fo:font-weight="bold" style:font-name-asian="DejaVuSans-BoldOblique" style:font-size-asian="14pt" style:font-style-asian="normal" style:font-weight-asian="bold" style:font-name-complex="DejaVuSans-BoldOblique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4pt" style:text-underline-style="solid" style:text-underline-width="auto" style:text-underline-color="font-color" fo:font-weight="bold" style:font-name-asian="Arial1" style:font-size-asian="14pt" style:font-weight-asian="bold" style:font-name-complex="Arial1" style:font-size-complex="14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4pt" style:font-name-asian="Arial1" style:font-size-asian="14pt" style:font-name-complex="Arial1" style:font-size-complex="14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4pt" officeooo:rsid="0019fb1e" officeooo:paragraph-rsid="0019fb1e" style:font-name-asian="Arial1" style:font-size-asian="14pt" style:font-name-complex="Arial1" style:font-size-complex="14pt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4pt" officeooo:rsid="0019fb1e" officeooo:paragraph-rsid="0019fb1e" fo:background-color="#ffff00" style:font-name-asian="Arial1" style:font-size-asian="14pt" style:font-name-complex="Arial1" style:font-size-complex="14pt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4pt" fo:background-color="#ffff00" style:font-name-asian="TimesNewRomanPSMT" style:font-size-asian="14pt" style:font-name-complex="TimesNewRomanPSMT" style:font-size-complex="14pt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4pt" style:font-name-asian="TimesNewRomanPSMT" style:font-size-asian="14pt" style:font-name-complex="TimesNewRomanPSMT" style:font-size-complex="14pt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4pt" officeooo:paragraph-rsid="0023fc5e" style:font-name-asian="TimesNewRomanPSMT" style:font-size-asian="14pt" style:font-name-complex="TimesNewRomanPSM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ff" loext:opacity="100%" style:font-name="Arial" fo:font-size="14pt" fo:font-style="normal" fo:font-weight="normal" fo:background-color="#ffff00" style:font-name-asian="DejaVuSans-BoldOblique" style:font-size-asian="14pt" style:font-style-asian="normal" style:font-weight-asian="normal" style:font-name-complex="DejaVuSans-BoldOblique" style:font-size-complex="14pt" style:font-style-complex="normal" style:font-weight-complex="normal"/>
    </style:style>
    <style:style style:name="T1" style:family="text">
      <style:text-properties style:font-name-asian="DejaVuSansMono" style:font-name-complex="DejaVuSansMono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b8899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20be75"/>
    </style:style>
    <style:style style:name="T6" style:family="text">
      <style:text-properties fo:color="#000000" loext:opacity="100%" style:text-underline-style="solid" style:text-underline-width="auto" style:text-underline-color="font-color" officeooo:rsid="001b8899"/>
    </style:style>
    <style:style style:name="T7" style:family="text">
      <style:text-properties fo:color="#000000" loext:opacity="100%" style:text-underline-style="solid" style:text-underline-width="auto" style:text-underline-color="font-color" officeooo:rsid="0022f377"/>
    </style:style>
    <style:style style:name="T8" style:family="text">
      <style:text-properties officeooo:rsid="001b927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cd381" style:font-style-asian="normal" style:font-weight-asian="normal" style:font-style-complex="normal" style:font-weight-complex="normal"/>
    </style:style>
    <style:style style:name="T13" style:family="text">
      <style:text-properties officeooo:rsid="0020be75"/>
    </style:style>
    <style:style style:name="T14" style:family="text">
      <style:text-properties officeooo:rsid="0020d39f"/>
    </style:style>
    <style:style style:name="T15" style:family="text">
      <style:text-properties officeooo:rsid="0023fc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XML Schema. Indicadores</text:p>
      <text:p text:style-name="P1"/>
      <text:p text:style-name="P1"/>
      <text:p text:style-name="P21">Los indicadores permiten establecer cómo se van a escribir –o utilizar– los elementos en un documento XML. </text:p>
      <text:p text:style-name="P1"/>
      <text:p text:style-name="P17">Indicador &lt;xs:all&gt;</text:p>
      <text:p text:style-name="P15"><text:s/><text:span text:style-name="T4">Los </text:span><text:span text:style-name="T5">elementos </text:span><text:span text:style-name="T4">hijo</text:span><text:span text:style-name="T5">s</text:span><text:span text:style-name="T4"> pueden aparecer en cualquier orden y una sola vez.</text:span></text:p>
      <text:p text:style-name="P18"/>
      <text:p text:style-name="P14">Ejemplo: en el documento siguiente el elemento persona1 contiene los elementos: nombre y apellido; el elemento persona2: apellido y nombre, para validar el documento en el xsd <text:s/>sustituimos &lt;xs:sequence&gt; por &lt;xs:all&gt; es decir, en lugar de seguir la secuencia pueden aparecer en cualquier orden.</text:p>
      <text:p text:style-name="P2"/>
      <text:p text:style-name="P19">&lt;?xml version="1.0" encoding="UTF-8"?&gt;</text:p>
      <text:p text:style-name="P19">&lt;personas &gt;</text:p>
      <text:p text:style-name="P19">&lt;persona&gt;</text:p>
      <text:p text:style-name="P22">&lt;nombre&gt;María&lt;/nombre&gt;</text:p>
      <text:p text:style-name="P22">&lt;apellido&gt;Pérez&lt;/apellido&gt;</text:p>
      <text:p text:style-name="P19">&lt;/persona&gt;</text:p>
      <text:p text:style-name="P19">&lt;persona&gt;</text:p>
      <text:p text:style-name="P22">&lt;apellido&gt;García&lt;/apellido&gt;</text:p>
      <text:p text:style-name="P22">&lt;nombre&gt;Carlos&lt;/nombre&gt;</text:p>
      <text:p text:style-name="P19">&lt;/persona&gt;</text:p>
      <text:p text:style-name="P19">&lt;/personas&gt;</text:p>
      <text:p text:style-name="P2"/>
      <text:p text:style-name="P4"/>
      <text:p text:style-name="P5">&lt;?xml version="1.0" encoding="UTF-8"?&gt;</text:p>
      <text:p text:style-name="P5">&lt;xs:schema xmlns:xs="http://www.w3.org/2001/XMLSchema" elementFormDefault="qualified"&gt;</text:p>
      <text:p text:style-name="P5"><text:s text:c="2"/>&lt;xs:element name="personas"&gt;</text:p>
      <text:p text:style-name="P5"><text:s text:c="8"/>&lt;xs:complexType&gt;</text:p>
      <text:p text:style-name="P5"><text:s text:c="8"/>&lt;xs:sequence&gt;</text:p>
      <text:p text:style-name="P5"><text:s text:c="8"/>&lt;xs:element name="persona" <text:s/>minOccurs="0" <text:s text:c="6"/>maxOccurs="unbounded"&gt;</text:p>
      <text:p text:style-name="P5"><text:s text:c="8"/>&lt;xs:complexType&gt;</text:p>
      <text:p text:style-name="P5"><text:s text:c="7"/><text:span text:style-name="T2"><text:s/>&lt;xs:all&gt;</text:span></text:p>
      <text:p text:style-name="P5"><text:s text:c="8"/>&lt;xs:element name="nombre" type="xs:string"/&gt;</text:p>
      <text:p text:style-name="P5"><text:s text:c="8"/>&lt;xs:element name="apellido" type="xs:string"/&gt;</text:p>
      <text:p text:style-name="P5"><text:s text:c="8"/><text:span text:style-name="T2">&lt;/xs:all&gt;</text:span></text:p>
      <text:p text:style-name="P5"><text:s text:c="8"/>&lt;/xs:complexType&gt;</text:p>
      <text:p text:style-name="P5"><text:s text:c="8"/>&lt;/xs:element&gt;</text:p>
      <text:p text:style-name="P5"><text:s text:c="6"/>&lt;/xs:sequence&gt;</text:p>
      <text:p text:style-name="P5"><text:s text:c="4"/>&lt;/xs:complexType&gt;</text:p>
      <text:p text:style-name="P5"><text:s text:c="2"/>&lt;/xs:element&gt;</text:p>
      <text:p text:style-name="P5"><text:soft-page-break/>&lt;/xs:schema&gt;</text:p>
      <text:p text:style-name="P6">&lt;/<text:span text:style-name="T1">xsd:schema</text:span>&gt;</text:p>
      <text:p text:style-name="P6"/>
      <text:p text:style-name="P6"/>
      <text:p text:style-name="P16"><text:span text:style-name="T6">Indicador </text:span><text:span text:style-name="T7">&lt;xs:choice&gt;</text:span></text:p>
      <text:p text:style-name="P12">Indica que podrán aparecer como elementos hijos uno <text:s/>u otro <text:s/><text:span text:style-name="T8">de <text:s/></text:span><text:s/><text:span text:style-name="T3">los </text:span></text:p>
      <text:p text:style-name="P13">definidos.</text:p>
      <text:p text:style-name="P13"/>
      <text:p text:style-name="P13"><text:span text:style-name="T13">E</text:span>n <text:span text:style-name="T13">el ejemplo siguiente </text:span><text:s/>una persona puede <text:s/><text:span text:style-name="T13">ser </text:span><text:s/><text:span text:style-name="T13">miembro o</text:span> <text:s text:c="2"/><text:span text:style-name="T13">empleado </text:span></text:p>
      <text:p text:style-name="P13"><text:span text:style-name="T13">de un </text:span><text:s/>club.</text:p>
      <text:p text:style-name="P3"/>
      <text:p text:style-name="P24">&lt;?xml version="1.0" encoding="UTF-8"?&gt;</text:p>
      <text:p text:style-name="P25">&lt;personas<text:span text:style-name="T15">&gt;</text:span> </text:p>
      <text:p text:style-name="P25">&lt;persona&gt;</text:p>
      <text:p text:style-name="P23">&lt;miembro&gt;Pedro&lt;/miembro&gt;</text:p>
      <text:p text:style-name="P24">&lt;/persona&gt;</text:p>
      <text:p text:style-name="P24">&lt;persona&gt;</text:p>
      <text:p text:style-name="P23">&lt;empleado&gt;Pablo&lt;/empleado&gt;</text:p>
      <text:p text:style-name="P24">&lt;/persona&gt;</text:p>
      <text:p text:style-name="P24">&lt;/personas&gt;</text:p>
      <text:p text:style-name="P11"/>
      <text:p text:style-name="P9">&lt;?xml version="1.0" encoding="UTF-8"?&gt;</text:p>
      <text:p text:style-name="P7"><text:span text:style-name="T11">&lt;xs:schema xmlns:xs="http://www.w3.org/2001/XMLSchema"&gt;</text:span> </text:p>
      <text:p text:style-name="P7"><text:span text:style-name="T11">&lt;xs:element name="personas"&gt;</text:span> </text:p>
      <text:p text:style-name="P7"><text:tab/><text:span text:style-name="T11">&lt;xs:complexType&gt;</text:span> </text:p>
      <text:p text:style-name="P7"><text:tab/><text:tab/><text:span text:style-name="T9">&lt;xs:sequence&gt;</text:span> </text:p>
      <text:p text:style-name="P8"><text:tab/><text:tab/>&lt;xs:element name="persona" maxOccurs="3"&gt; </text:p>
      <text:p text:style-name="P7"><text:tab/> <text:s text:c="4"/><text:span text:style-name="T12">&lt;</text:span><text:span text:style-name="T11">xs:complexType&gt;</text:span> </text:p>
      <text:p text:style-name="P26">&lt;xs:choice&gt;</text:p>
      <text:p text:style-name="P9"><text:s/><text:span text:style-name="T14">&lt;</text:span>xs:element name="empleado" type="xs:string"/&gt;</text:p>
      <text:p text:style-name="P9">&lt;xs:element name="miembro" type="xs:string"/&gt;</text:p>
      <text:p text:style-name="P10">&lt;/xs:choice&gt;</text:p>
      <text:p text:style-name="P7"><text:tab/><text:tab/><text:span text:style-name="T11">&lt;/xs:complexType&gt;</text:span></text:p>
      <text:p text:style-name="P7"><text:tab/><text:tab/><text:span text:style-name="T9">&lt;/xs:element&gt;</text:span></text:p>
      <text:p text:style-name="P7"><text:tab/><text:tab/><text:span text:style-name="T9">&lt;/xs:sequence&gt;</text:span></text:p>
      <text:p text:style-name="P8"><text:tab/><text:span text:style-name="T10">&lt;/xs:complexType&gt;</text:span> </text:p>
      <text:p text:style-name="P7"><text:span text:style-name="T9">&lt;/xs:element&gt;</text:span> </text:p>
      <text:p text:style-name="P9">&lt;/xs:schema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DejaVuSans-BoldOblique" svg:font-family="DejaVuSans-BoldOblique" style:font-family-generic="swiss"/>
    <style:font-face style:name="DejaVuSansMono" svg:font-family="DejaVuSans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3-02-16T17:10:23.23</meta:creation-date>
    <dc:date>2020-03-21T17:01:13.952000000</dc:date>
    <meta:editing-duration>PT4H38M59S</meta:editing-duration>
    <meta:editing-cycles>16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65" meta:word-count="189" meta:character-count="2040" meta:non-whitespace-character-count="1772"/>
  </office:meta>
</office:document-meta>
</file>